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3.048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7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nventarlis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CS + Komponenten</text:p>
          </table:table-cell>
          <table:table-cell office:value-type="string" table:style-name="ce1">
            <text:p>Vorhanden</text:p>
          </table:table-cell>
          <table:table-cell office:value-type="string" table:style-name="ce1">
            <text:p>Benötigt</text:p>
          </table:table-cell>
          <table:table-cell table:style-name="ce1"/>
          <table:table-cell office:value-type="string" table:style-name="ce3">
            <text:p>Widerstände</text:p>
          </table:table-cell>
          <table:table-cell office:value-type="string" table:style-name="ce1">
            <text:p>vorhanden</text:p>
          </table:table-cell>
          <table:table-cell office:value-type="string" table:style-name="ce1">
            <text:p>benötigt</text:p>
          </table:table-cell>
          <table:table-cell table:style-name="ce1"/>
          <table:table-cell office:value-type="string" table:style-name="ce3">
            <text:p>Kondensatoren</text:p>
          </table:table-cell>
          <table:table-cell office:value-type="string" table:style-name="ce1">
            <text:p>vorhanden</text:p>
          </table:table-cell>
          <table:table-cell office:value-type="string" table:style-name="ce1">
            <text:p>benötigt</text:p>
          </table:table-cell>
          <table:table-cell table:style-name="ce1"/>
          <table:table-cell office:value-type="string" table:style-name="ce3">
            <text:p>Sonstiges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Voltage Regulator 3,3V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 kOhm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,2uF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iftleiste 2er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Voltage Regulatoren 5V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3,6 kOhm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1 nF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Zenerdioden</text:p>
          </table:table-cell>
          <table:table-cell office:value-type="float" office:value="9" table:style-name="ce1">
            <text:p>9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Quarz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 kOhm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4,7 uF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tiftleisten 20er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Terminal-Block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8,3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0,1uF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Ominöse ICs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Halbbrücken (aktuell)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00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4">
            <text:p>1uF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1">
            <text:p>Stiftleisten 10er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MCU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7,5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0,47 uF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10 uF Elektrolytkond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h brücke ic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1">
            <text:p>6,49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4">
            <text:p>22 pF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1">
            <text:p>Voltage Reg 3,3V Steckbar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220 Oh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4">
            <text:p>220 nF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1"/>
          <table:table-cell office:value-type="string" table:style-name="ce1">
            <text:p>Voltage Reg 5V Steckbar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0 Oh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5" table:style-name="ce1"/>
          <table:table-cell office:value-type="string" table:style-name="ce1">
            <text:p>Transistoren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10 Oh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5" table:style-name="ce1"/>
          <table:table-cell office:value-type="string" table:style-name="ce1">
            <text:p>Kabel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100 Oh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5" table:style-name="ce1"/>
          <table:table-cell office:value-type="string" table:style-name="ce1">
            <text:p>Stromsensoren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0,5 kOhm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number-columns-repeated="5" table:style-name="ce1"/>
          <table:table-cell office:value-type="string" table:style-name="ce1">
            <text:p>Steckblock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table:number-columns-repeated="13"/>
          <table:table-cell office:value-type="string" table:style-name="ce1">
            <text:p>Jumper-Kappen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Kupferboard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Steckboard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Dioden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9V Blockbatterie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Lüster+Wagoklemmen</text:p>
          </table:table-cell>
          <table:table-cell table:number-columns-repeated="16370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Jonas Tautz</dc:creator>
    <meta:creation-date>2019-03-08T15:13:14Z</meta:creation-date>
    <dc:date>2019-03-08T22:15:14Z</dc:date>
    <meta:editing-cycles>1</meta:editing-cycles>
    <meta:editing-duration>PT0S</meta:editing-duration>
  </office:meta>
</office:document-meta>
</file>